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" svg:font-family="'Noto Sans Mono'" style:font-family-generic="swiss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9638*"/>
    </style:style>
    <style:style style:name="Tabla1.A1" style:family="table-cell">
      <style:table-cell-properties fo:background-color="#cccccc" fo:padding="0.097cm" fo:border="0.5pt solid #000000">
        <style:background-image/>
      </style:table-cell-properties>
    </style:style>
    <style:style style:name="P1" style:family="paragraph" style:parent-style-name="Table_20_Contents">
      <style:text-properties style:font-name="Noto Sans Mo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">Contracte de compravenda</text:p>
            <text:p text:style-name="P1"/>
            <text:p text:style-name="P1">D'una part, la senyora Magdalena Pons Sales, amb DNI núm. contrac-</text:p>
            <text:p text:style-name="P1">tants 11333555, amb domicili al carrer de Menorca, 56 de Maó, com a</text:p>
            <text:p text:style-name="P1">part venedora.</text:p>
            <text:p text:style-name="P1"/>
            <text:p text:style-name="P1">I de l'altra, el senyor Jesús Amengual Florit, amb DNI núm. 25252525,</text:p>
            <text:p text:style-name="P1">amb domicili al carrer Major, 24, des Mercadal, com a part compradora.</text:p>
            <text:p text:style-name="P1"/>
            <text:p text:style-name="P1">Les dues parts actuen en nom propi i es reconeixen recíprocament la</text:p>
            <text:p text:style-name="P1">capacitat legal necessària per contractar.</text:p>
            <text:p text:style-name="P1"/>
            <text:p text:style-name="P1"/>
            <text:p text:style-name="P1">MANIFESTEN</text:p>
            <text:p text:style-name="P1"/>
            <text:p text:style-name="P1">1. Que la senyora Magdalena Pons Sales és propietària de l'habitatge</text:p>
            <text:p text:style-name="P1">situat al número 22 del carrer de Ferreries, 33 de Maó.</text:p>
            <text:p text:style-name="P1"/>
            <text:p text:style-name="P1">2. Que el dit habitatge està lliure de càrregues i d'arrendaments.</text:p>
            <text:p text:style-name="P1"/>
            <text:p text:style-name="P1">3. Que la senyora Pons vol vendre l'habitatge esmentat i el senyor</text:p>
            <text:p text:style-name="P1">Amengual vol comprar-lo, per la qual cosa formalitzen aquest contracte</text:p>
            <text:p text:style-name="P1">de compravenda, que es regeix pels pactes següents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" svg:font-family="'Noto Sans Mono'" style:font-family-generic="swiss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9T12:39:10.294702027</meta:creation-date>
    <dc:date>2025-10-29T12:41:08.512247422</dc:date>
    <meta:editing-duration>PT1M58S</meta:editing-duration>
    <meta:editing-cycles>1</meta:editing-cycles>
    <meta:document-statistic meta:table-count="1" meta:image-count="0" meta:object-count="0" meta:page-count="1" meta:paragraph-count="15" meta:word-count="134" meta:character-count="805" meta:non-whitespace-character-count="686"/>
    <meta:generator>LibreOffice/25.2.6.2$Linux_X86_64 LibreOffice_project/40d1a0e1d5bdf1afaeae24d9ece32bbb00fa66a4</meta:generator>
  </office:meta>
</office:document-meta>
</file>